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0f09a" officeooo:paragraph-rsid="0010f09a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RabbitMqWorkspace</text:p>
      <text:p text:style-name="P1"/>
      <text:p text:style-name="P1">#Procedure for setting up RabbitMq:</text:p>
      <text:p text:style-name="P1"/>
      <text:p text:style-name="P1">1&gt; install otp_win64_20.2.exe given in Erlang folder.</text:p>
      <text:p text:style-name="P1">2&gt; Set environment varible and system path for Erlang </text:p>
      <text:p text:style-name="P1"><text:s text:c="13"/>User variable setting : </text:p>
      <text:p text:style-name="P1"><text:s text:c="13"/>Variable Name: ERLANG_HOME</text:p>
      <text:p text:style-name="P1"><text:s text:c="13"/>Variable Value: C:\Program Files\erl9.2</text:p>
      <text:p text:style-name="P1"><text:s text:c="14"/></text:p>
      <text:p text:style-name="P1"><text:s text:c="13"/>System variable setting:</text:p>
      <text:p text:style-name="P1"><text:s text:c="13"/>Variable: Path</text:p>
      <text:p text:style-name="P1"><text:s text:c="13"/>Variable Value: C:\Program Files\erl9.2\bin</text:p>
      <text:p text:style-name="P1"><text:s text:c="3"/>(Ensure that these files are there at specified address if not modify these addresses according to file location)</text:p>
      <text:p text:style-name="P1"/>
      <text:p text:style-name="P1">3&gt; install rabbitmq-server-3.7.2.exe given in Rabbitmq server folder.</text:p>
      <text:p text:style-name="P1">4&gt; Set environment varible and system path for Rabbitmq <text:s/>server.</text:p>
      <text:p text:style-name="P1"><text:s text:c="13"/>User variable setting : </text:p>
      <text:p text:style-name="P1"><text:s text:c="13"/>Variable Name: RABBITMQ_SERVER</text:p>
      <text:p text:style-name="P1"><text:s text:c="13"/>Variable Value: C:\Program Files\RabbitMQ Server\rabbitmq_server-3.7.2</text:p>
      <text:p text:style-name="P1"><text:s text:c="14"/></text:p>
      <text:p text:style-name="P1"><text:s text:c="13"/>System variable setting:</text:p>
      <text:p text:style-name="P1"><text:s text:c="13"/>Variable: Path</text:p>
      <text:p text:style-name="P1"><text:s text:c="13"/>Variable Value: %RABBITMQ_SERVER%\sbin</text:p>
      <text:p text:style-name="P1"><text:s text:c="4"/>(Ensure that these files are there at specified address if not modify these addresses according to file location)</text:p>
      <text:p text:style-name="P1"/>
      <text:p text:style-name="P1"/>
      <text:p text:style-name="P1"/>
      <text:p text:style-name="P1"># Requirements</text:p>
      <text:p text:style-name="P1"/>
      <text:p text:style-name="P1">Include these jar files while creating the project.</text:p>
      <text:p text:style-name="P1"/>
      <text:p text:style-name="P1">1.RabbitMq Java Client (http://central.maven.org/maven2/com/rabbitmq/amqp-client/4.0.2/amqp-client-4.0.2.jar)</text:p>
      <text:p text:style-name="P1">2.SLF4J API (http://central.maven.org/maven2/org/slf4j/slf4j-api/1.7.21/slf4j-api-1.7.21.jar)</text:p>
      <text:p text:style-name="P1">3.SLF4J Simple (http://central.maven.org/maven2/org/slf4j/slf4j-simple/1.7.22/slf4j-simple-1.7.22.jar)</text:p>
      <text:p text:style-name="P1"/>
      <text:p text:style-name="P1"/>
      <text:p text:style-name="P1">#Cod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14:04.966137521</meta:creation-date>
    <dc:date>2018-02-01T12:54:53.854311673</dc:date>
    <meta:editing-duration>PT8S</meta:editing-duration>
    <meta:editing-cycles>1</meta:editing-cycles>
    <meta:document-statistic meta:table-count="0" meta:image-count="0" meta:object-count="0" meta:page-count="1" meta:paragraph-count="28" meta:word-count="138" meta:character-count="1456" meta:non-whitespace-character-count="1148"/>
    <meta:generator>LibreOffice/5.1.6.2$Linux_X86_64 LibreOffice_project/10m0$Build-2</meta:generator>
  </office:meta>
</office:document-meta>
</file>